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 table:print-ranges="Hoja1.A7:Hoja1.A7">
        <table:shapes>
          <draw:frame draw:z-index="0" draw:style-name="gr1" draw:text-style-name="P1" svg:width="232.48mm" svg:height="121.39mm" svg:x="24.76mm" svg:y="38.25mm">
            <loext:p draw:notify-on-update-of-ranges="Hoja1.A2:Hoja1.A5 Hoja1.C2:Hoja1.C5 Hoja1.A2:Hoja1.A5 Hoja1.B2:Hoja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24mm" svg:height="95.89mm" svg:x="43.75mm" svg:y="157.77mm">
            <loext:p draw:notify-on-update-of-ranges="Hoja1.A2:Hoja1.A5 Hoja1.E2:Hoja1.E5 Hoja1.D2:Hoja1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3.2mm" svg:height="104.01mm" svg:x="49.26mm" svg:y="260.3mm">
            <loext:p draw:notify-on-update-of-ranges="Hoja1.A2:Hoja1.A5 Hoja1.G2:Hoja1.G5 Hoja1.F2:Hoja1.F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ant caract</text:p>
          </table:table-cell>
          <table:table-cell office:value-type="string" calcext:value-type="string">
            <text:p>Tiempo insumido(ms)</text:p>
          </table:table-cell>
          <table:table-cell office:value-type="string" calcext:value-type="string">
            <text:p>Cant palabras</text:p>
          </table:table-cell>
          <table:table-cell office:value-type="string" calcext:value-type="string">
            <text:p>Tiempo insumido(ms)</text:p>
          </table:table-cell>
          <table:table-cell office:value-type="string" calcext:value-type="string">
            <text:p>Cant lineas</text:p>
          </table:table-cell>
          <table:table-cell office:value-type="string" calcext:value-type="string">
            <text:p>Tiempo insumido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177428" calcext:value-type="float">
            <text:p>177428</text:p>
          </table:table-cell>
          <table:table-cell office:value-type="float" office:value="400" calcext:value-type="float">
            <text:p>400</text:p>
          </table:table-cell>
          <table:table-cell office:value-type="float" office:value="31120" calcext:value-type="float">
            <text:p>31120</text:p>
          </table:table-cell>
          <table:table-cell office:value-type="float" office:value="400" calcext:value-type="float">
            <text:p>400</text:p>
          </table:table-cell>
          <table:table-cell office:value-type="float" office:value="4046" calcext:value-type="float">
            <text:p>4046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73382" calcext:value-type="float">
            <text:p>173382</text:p>
          </table:table-cell>
          <table:table-cell table:formula="of:=LN([.I2])" office:value-type="float" office:value="12.063252531712" calcext:value-type="float">
            <text:p>12,0632525317</text:p>
          </table:table-cell>
        </table:table-row>
        <table:table-row table:style-name="ro1">
          <table:table-cell office:value-type="string" calcext:value-type="string">
            <text:p>Beowulf</text:p>
          </table:table-cell>
          <table:table-cell office:value-type="float" office:value="224839" calcext:value-type="float">
            <text:p>224839</text:p>
          </table:table-cell>
          <table:table-cell office:value-type="float" office:value="500" calcext:value-type="float">
            <text:p>500</text:p>
          </table:table-cell>
          <table:table-cell office:value-type="float" office:value="37147" calcext:value-type="float">
            <text:p>37147</text:p>
          </table:table-cell>
          <table:table-cell office:value-type="float" office:value="500" calcext:value-type="float">
            <text:p>500</text:p>
          </table:table-cell>
          <table:table-cell office:value-type="float" office:value="4562" calcext:value-type="float">
            <text:p>4562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20277" calcext:value-type="float">
            <text:p>220277</text:p>
          </table:table-cell>
          <table:table-cell table:formula="of:=LN([.I3])" office:value-type="float" office:value="12.3026411242534" calcext:value-type="float">
            <text:p>12,3026411243</text:p>
          </table:table-cell>
        </table:table-row>
        <table:table-row table:style-name="ro1">
          <table:table-cell office:value-type="string" calcext:value-type="string">
            <text:p>Cyclopedia</text:p>
          </table:table-cell>
          <table:table-cell office:value-type="float" office:value="658543" calcext:value-type="float">
            <text:p>658543</text:p>
          </table:table-cell>
          <table:table-cell office:value-type="float" office:value="1580" calcext:value-type="float">
            <text:p>1580</text:p>
          </table:table-cell>
          <table:table-cell office:value-type="float" office:value="107096" calcext:value-type="float">
            <text:p>107096</text:p>
          </table:table-cell>
          <table:table-cell office:value-type="float" office:value="1500" calcext:value-type="float">
            <text:p>1500</text:p>
          </table:table-cell>
          <table:table-cell office:value-type="float" office:value="17926" calcext:value-type="float">
            <text:p>17926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640617" calcext:value-type="float">
            <text:p>640617</text:p>
          </table:table-cell>
          <table:table-cell table:formula="of:=LN([.I4])" office:value-type="float" office:value="13.3701870534261" calcext:value-type="float">
            <text:p>13,3701870534</text:p>
          </table:table-cell>
        </table:table-row>
        <table:table-row table:style-name="ro1">
          <table:table-cell office:value-type="string" calcext:value-type="string">
            <text:p>Elquijote</text:p>
          </table:table-cell>
          <table:table-cell office:value-type="float" office:value="2198907" calcext:value-type="float">
            <text:p>2198907</text:p>
          </table:table-cell>
          <table:table-cell office:value-type="float" office:value="5130" calcext:value-type="float">
            <text:p>5130</text:p>
          </table:table-cell>
          <table:table-cell office:value-type="float" office:value="384433" calcext:value-type="float">
            <text:p>384433</text:p>
          </table:table-cell>
          <table:table-cell office:value-type="float" office:value="5200" calcext:value-type="float">
            <text:p>5200</text:p>
          </table:table-cell>
          <table:table-cell office:value-type="float" office:value="37862" calcext:value-type="float">
            <text:p>37862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float" office:value="2161045" calcext:value-type="float">
            <text:p>2161045</text:p>
          </table:table-cell>
          <table:table-cell table:formula="of:=LN([.I5])" office:value-type="float" office:value="14.5861024589649" calcext:value-type="float">
            <text:p>14,586102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9:15:21.3443849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04:24.657841314</meta:creation-date>
    <dc:date>2018-04-04T21:33:35.754949918</dc:date>
    <meta:editing-duration>PT2H26M17S</meta:editing-duration>
    <meta:editing-cycles>2</meta:editing-cycles>
    <meta:generator>LibreOffice/5.1.6.2$Linux_X86_64 LibreOffice_project/10m0$Build-2</meta:generator>
    <meta:document-statistic meta:table-count="1" meta:cell-count="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49cm" svg:height="12.14cm" xlink:href=".." xlink:type="simple" chart:class="chart:scatter" chart:style-name="ch1">
        <chart:title svg:x="7.202cm" svg:y="0.378cm" chart:style-name="ch2">
          <text:p>Tiempo insumido vs Cantidad de caracteres</text:p>
        </chart:title>
        <chart:plot-area chart:style-name="ch3" table:cell-range-address="Hoja1.A2:Hoja1.C5" chart:data-source-has-labels="both" svg:x="1.475cm" svg:y="1.399cm" svg:width="21.31cm" svg:height="9.518cm">
          <chartooo:coordinate-region svg:x="3.022cm" svg:y="1.598cm" svg:width="19.391cm" svg:height="8.672cm"/>
          <chart:axis chart:dimension="x" chart:name="primary-x" chart:style-name="ch4" chartooo:axis-type="auto">
            <chart:title svg:x="10.525cm" svg:y="11.159cm" chart:style-name="ch5">
              <text:p>Tiempo insumido(ms)</text:p>
            </chart:title>
            <chart:categories table:cell-range-address="Hoja1.A2:Hoja1.A5"/>
            <chart:grid chart:style-name="ch6" chart:class="major"/>
          </chart:axis>
          <chart:axis chart:dimension="y" chart:name="primary-y" chart:style-name="ch4">
            <chart:title svg:x="0.451cm" svg:y="7.895cm" chart:style-name="ch7">
              <text:p>Cantidad de caracteres</text:p>
            </chart:title>
            <chart:grid chart:style-name="ch6" chart:class="major"/>
          </chart:axis>
          <chart:series chart:style-name="ch8" chart:values-cell-range-address="Hoja1.B2:Hoja1.B5" chart:label-cell-address="Hoja1.A2:Hoja1.A5" chart:class="chart:scatter">
            <chart:domain table:cell-range-address="Hoja1.C2:Hoja1.C5"/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lice Beowulf Cyclopedia Elquijote</text:p>
                <text:list>
                  <text:list-item>
                    <text:p>Alice</text:p>
                  </text:list-item>
                  <text:list-item>
                    <text:p>Beowulf</text:p>
                  </text:list-item>
                  <text:list-item>
                    <text:p>Cyclopedia</text:p>
                  </text:list-item>
                  <text:list-item>
                    <text:p>Elquijote</text:p>
                  </text:list-item>
                </text:list>
                <draw:g>
                  <svg:desc>Hoja1.A2:Hoja1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400">
                <text:p>400</text:p>
                <draw:g>
                  <svg:desc>Hoja1.C2:Hoja1.C5</svg:desc>
                </draw:g>
              </table:table-cell>
              <table:table-cell office:value-type="float" office:value="177428">
                <text:p>177428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500">
                <text:p>500</text:p>
              </table:table-cell>
              <table:table-cell office:value-type="float" office:value="224839">
                <text:p>224839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580">
                <text:p>1580</text:p>
              </table:table-cell>
              <table:table-cell office:value-type="float" office:value="658543">
                <text:p>658543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5130">
                <text:p>5130</text:p>
              </table:table-cell>
              <table:table-cell office:value-type="float" office:value="2198907">
                <text:p>2198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/>
      <style:graphic-properties svg:stroke-width="0.08cm" svg:stroke-color="#004586" draw:fill-color="#004586" fo:wrap-option="wrap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25cm" svg:height="9.59cm" xlink:href=".." xlink:type="simple" chart:class="chart:scatter" chart:column-mapping="1 0" chart:style-name="ch1">
        <chart:title svg:x="5.501cm" svg:y="0.327cm" chart:style-name="ch2">
          <text:p>Tiempo insumido vs Cantidad de palabras</text:p>
        </chart:title>
        <chart:plot-area chart:style-name="ch3" table:cell-range-address="Hoja1.A2:Hoja1.A5 Hoja1.D2:Hoja1.E5" chart:data-source-has-labels="column" svg:x="1.399cm" svg:y="1.297cm" svg:width="17.638cm" svg:height="7.121cm">
          <chartooo:coordinate-region svg:x="2.761cm" svg:y="1.496cm" svg:width="15.904cm" svg:height="6.275cm"/>
          <chart:axis chart:dimension="x" chart:name="primary-x" chart:style-name="ch4" chartooo:axis-type="auto">
            <chart:title svg:x="8.613cm" svg:y="8.609cm" chart:style-name="ch5">
              <text:p>Tiempo insumido(ms)</text:p>
            </chart:title>
            <chart:categories table:cell-range-address="Hoja1.A2:Hoja1.A5"/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Cantidad de palabras</text:p>
            </chart:title>
            <chart:grid chart:style-name="ch6" chart:class="major"/>
          </chart:axis>
          <chart:series chart:style-name="ch8" chart:values-cell-range-address="Hoja1.D2:Hoja1.D5" chart:class="chart:scatter">
            <chart:domain table:cell-range-address="Hoja1.E2:Hoja1.E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400">
                <text:p>400</text:p>
                <draw:g>
                  <svg:desc>Hoja1.E2:Hoja1.E5</svg:desc>
                </draw:g>
              </table:table-cell>
              <table:table-cell office:value-type="float" office:value="31120">
                <text:p>31120</text:p>
                <draw:g>
                  <svg:desc>Hoja1.D2:Hoja1.D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500">
                <text:p>500</text:p>
              </table:table-cell>
              <table:table-cell office:value-type="float" office:value="37147">
                <text:p>37147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500">
                <text:p>1500</text:p>
              </table:table-cell>
              <table:table-cell office:value-type="float" office:value="107096">
                <text:p>107096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5200">
                <text:p>5200</text:p>
              </table:table-cell>
              <table:table-cell office:value-type="float" office:value="384433">
                <text:p>384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21cm" svg:height="10.402cm" xlink:href=".." xlink:type="simple" chart:class="chart:scatter" chart:column-mapping="1 0" chart:style-name="ch1">
        <chart:title svg:x="8.214cm" svg:y="0.344cm" chart:style-name="ch2">
          <text:p>Tiempo insumido vs Cantidad de lineas</text:p>
        </chart:title>
        <chart:plot-area chart:style-name="ch3" table:cell-range-address="Hoja1.A2:Hoja1.A5 Hoja1.F2:Hoja1.G5" chart:data-source-has-labels="column" svg:x="1.497cm" svg:y="1.331cm" svg:width="22.338cm" svg:height="7.882cm">
          <chartooo:coordinate-region svg:x="2.674cm" svg:y="1.53cm" svg:width="20.789cm" svg:height="7.036cm"/>
          <chart:axis chart:dimension="x" chart:name="primary-x" chart:style-name="ch4" chartooo:axis-type="auto">
            <chart:title svg:x="11.061cm" svg:y="9.421cm" chart:style-name="ch5">
              <text:p>Tiempo insumido(ms)</text:p>
            </chart:title>
            <chart:categories table:cell-range-address="Hoja1.A2:Hoja1.A5"/>
          </chart:axis>
          <chart:axis chart:dimension="y" chart:name="primary-y" chart:style-name="ch4">
            <chart:title svg:x="0.451cm" svg:y="6.692cm" chart:style-name="ch6">
              <text:p>Cantidad de lineas</text:p>
            </chart:title>
            <chart:grid chart:style-name="ch7" chart:class="major"/>
          </chart:axis>
          <chart:series chart:style-name="ch8" chart:values-cell-range-address="Hoja1.F2:Hoja1.F5" chart:class="chart:scatter">
            <chart:domain table:cell-range-address="Hoja1.G2:Hoja1.G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420">
                <text:p>420</text:p>
                <draw:g>
                  <svg:desc>Hoja1.G2:Hoja1.G5</svg:desc>
                </draw:g>
              </table:table-cell>
              <table:table-cell office:value-type="float" office:value="4046">
                <text:p>4046</text:p>
                <draw:g>
                  <svg:desc>Hoja1.F2:Hoja1.F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520">
                <text:p>52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520">
                <text:p>1520</text:p>
              </table:table-cell>
              <table:table-cell office:value-type="float" office:value="17926">
                <text:p>17926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5080">
                <text:p>5080</text:p>
              </table:table-cell>
              <table:table-cell office:value-type="float" office:value="37862">
                <text:p>37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